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69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117.92mm"/>
    </style:style>
    <style:style style:name="co4" style:family="table-column">
      <style:table-column-properties fo:break-before="auto" style:column-width="91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Symptoms</text:p>
          </table:table-cell>
          <table:table-cell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ncreased thirs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requent urinatio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Extreme hunger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Unexplained weight loss</text:p>
          </table:table-cell>
          <table:table-cell table:style-name="ce15"/>
        </table:table-row>
        <table:table-row table:style-name="ro1">
          <table:table-cell/>
          <table:table-cell table:style-name="ce14"/>
          <table:table-cell table:style-name="ce15"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Irritability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Blurred visio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low-healing sore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Frequent infections, such as gums or skin infections</text:p>
          </table:table-cell>
          <table:table-cell table:style-name="ce15"/>
        </table:table-row>
        <table:table-row table:style-name="ro1">
          <table:table-cell office:value-type="string" calcext:value-type="string">
            <text:p>coronary arteriosclerosis^coronary heart disease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a xlink:href="https://www.healthline.com/symptom/chest-pain" xlink:type="simple">chest pain</text:a></text:p>
          </table:table-cell>
          <table:table-cell/>
        </table:table-row>
        <table:table-row table:style-name="ro2">
          <table:table-cell table:number-columns-repeated="2"/>
          <table:table-cell table:style-name="ce15" office:value-type="string" calcext:value-type="string">
            <text:p>feeling of heaviness or tightness, usually in the centre of the chest, which may spread to the arms, neck, jaw, back or stomach.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burn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pain in the<text:a xlink:href="https://www.healthline.com/symptom/arm-pain" xlink:type="simple"> arms</text:a> or <text:a xlink:href="https://www.healthline.com/symptom/shoulder-pain" xlink:type="simple">shoulder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shortness-of-breath" xlink:type="simple">shortness of breath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w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dizziness" xlink:type="simple">dizzines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office:value-type="string" calcext:value-type="string">
            <text:p>pneumonia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Fever 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weating or Chills </text:p>
          </table:table-cell>
          <table:table-cell/>
        </table:table-row>
        <table:table-row table:style-name="ro2">
          <table:table-cell table:number-columns-repeated="2"/>
          <table:table-cell table:style-name="ce15" office:value-type="string" calcext:value-type="string">
            <text:p><text:a xlink:href="https://www.healthline.com/symptom/shortness-of-breath" xlink:type="simple">shortness of breath</text:a> that happens while doing normal activities or even while resting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Rapid breat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worsening cough that may produce yellow/green or bloody mucus (phlegm) </text:p>
          </table:table-cell>
          <table:table-cell/>
        </table:table-row>
        <table:table-row table:style-name="ro2">
          <table:table-cell table:number-columns-repeated="2"/>
          <table:table-cell table:style-name="ce15" office:value-type="string" calcext:value-type="string">
            <text:p>Chest pain when breathing or coughing – caused by inflammation of the membrane that lines the lungs.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vomiting</text:p>
          </table:table-cell>
          <table:table-cell/>
        </table:table-row>
        <table:table-row table:style-name="ro1">
          <table:table-cell office:value-type="string" calcext:value-type="string">
            <text:p>asthma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hortness of breath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hest tightness or pa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Trouble sleeping caused by shortness of breath, coughing or wheezing</text:p>
          </table:table-cell>
          <table:table-cell table:style-name="ce15"/>
        </table:table-row>
        <table:table-row table:style-name="ro2">
          <table:table-cell table:number-columns-repeated="2"/>
          <table:table-cell table:style-name="ce15" office:value-type="string" calcext:value-type="string">
            <text:p>A whistling or wheezing sound when exhaling (wheezing is a common sign of asthma in children)</text:p>
          </table:table-cell>
          <table:table-cell table:style-name="ce15"/>
        </table:table-row>
        <table:table-row table:style-name="ro2">
          <table:table-cell table:number-columns-repeated="2"/>
          <table:table-cell table:style-name="ce15" office:value-type="string" calcext:value-type="string">
            <text:p>Coughing or wheezing attacks that are worsened by a respiratory virus, such as a cold or the flu</text:p>
          </table:table-cell>
          <table:table-cell table:style-name="ce15"/>
        </table:table-row>
        <table:table-row table:style-name="ro1">
          <table:table-cell office:value-type="string" calcext:value-type="string">
            <text:p>anemia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Weaknes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Pale or yellowish sk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Irregular heartbeat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Shortness of breath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izziness or lightheadednes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hest pa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old hands and feet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Headaches</text:p>
          </table:table-cell>
          <table:table-cell table:style-name="ce15"/>
        </table:table-row>
        <table:table-row table:style-name="ro1">
          <table:table-cell office:value-type="string" calcext:value-type="string">
            <text:p>hypothyroidism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epressio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onstipatio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feeling cold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ry sk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weight ga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muscle weaknes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ecreased sweating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slowed heart rat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pain and stiffness in your joint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dry, thinning hair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fertility difficulties or menstrual change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hoarseness(abnormal voice changes)</text:p>
          </table:table-cell>
          <table:table-cell table:style-name="ce15"/>
        </table:table-row>
        <table:table-row table:style-name="ro1">
          <table:table-cell office:value-type="string" calcext:value-type="string">
            <text:p>acquired�immuno-deficiency syndrome^HIV^hiv infections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Muscle aches and joint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Rash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ore throat and painful mouth sore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wollen lymph glands, mainly on the neck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ough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ight sweats</text:p>
          </table:table-cell>
          <table:table-cell/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Extreme thirs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ess frequent urinatio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ark-colored urin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izzine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ry mouth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lethargy</text:p>
          </table:table-cell>
          <table:table-cell table:style-name="ce15"/>
        </table:table-row>
        <table:table-row table:style-name="ro1">
          <table:table-cell office:value-type="string" calcext:value-type="string">
            <text:p>obesity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reathlessness or shortness in breat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increased sw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direct.gov.au/how-to-stop-snoring" xlink:type="simple">snoring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inability to cope with sudden physical activity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direct.gov.au/self-help-tips-to-fight-fatigue" xlink:type="simple">feeling very tired</text:a> every day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direct.gov.au/back-pain" xlink:type="simple">back</text:a> and <text:a xlink:href="https://www.healthdirect.gov.au/joint-pain-and-swelling" xlink:type="simple">joint pain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ow confidence and <text:a xlink:href="https://www.healthdirect.gov.au/self-esteem" xlink:type="simple">self esteem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direct.gov.au/loneliness-isolation-mental-health" xlink:type="simple">feeling isolated</text:a></text:p>
          </table:table-cell>
          <table:table-cell/>
        </table:table-row>
        <table:table-row table:style-name="ro1">
          <table:table-cell office:value-type="string" calcext:value-type="string">
            <text:p>arthritis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Joint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tiffness at Join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welling at Join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Redness of skin around join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ecreased range of mo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el ti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appetite</text:p>
          </table:table-cell>
          <table:table-cell/>
        </table:table-row>
        <table:table-row table:style-name="ro1">
          <table:table-cell office:value-type="string" calcext:value-type="string">
            <text:p>bronchitis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a persistent cough, which may produce yellow grey mucus (phlegm)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wheez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low <text:a xlink:href="https://www.medicalnewstoday.com/articles/168266.php" xlink:type="simple">fever</text:a> and chill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feeling of tightness in the ches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<text:a xlink:href="https://www.medicalnewstoday.com/articles/155412.php" xlink:type="simple">sore throat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breathlessne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medicalnewstoday.com/articles/73936.php" xlink:type="simple">headache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blocked nose and sinuses</text:p>
          </table:table-cell>
          <table:table-cell/>
        </table:table-row>
        <table:table-row table:style-name="ro1">
          <table:table-cell office:value-type="string" calcext:value-type="string">
            <text:p>pancreatitis</text:p>
          </table:table-cell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Upper abdominal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bdominal pain that feels worse after 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osing weight without try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Oily, smelly stools (steatorrhea)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st heartbeat</text:p>
          </table:table-cell>
          <table:table-cell/>
        </table:table-row>
        <table:table-row table:style-name="ro1">
          <table:table-cell office:value-type="string" calcext:value-type="string">
            <text:p>ulcer peptic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Burning stomach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eling of fullness, bloating or belc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Mild 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re vomi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 – intense, localized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appetite</text:p>
          </table:table-cell>
          <table:table-cell/>
        </table:table-row>
        <table:table-row table:style-name="ro2">
          <table:table-cell office:value-type="string" calcext:value-type="string">
            <text:p>gastritis</text:p>
          </table:table-cell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Gnawing or burning ache or pain (indigestion) in your upper abdomen that may become either worse or better with 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 feeling of fullness in your upper abdomen after eat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bdominal <text:a xlink:href="https://www.webmd.com/digestive-disorders/features/bloated-bloating" xlink:type="simple">bloating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webmd.com/pain-management/guide/abdominal-pain-causes-treatments" xlink:type="simple">Abdominal pain</text:a> 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medicinenet.com/loss_of_appetite/symptoms.htm" xlink:type="simple">loss of appetite</text:a> and <text:a xlink:href="https://www.medicinenet.com/dyspepsia/article.htm" xlink:type="simple">indigestion</text:a>.</text:p>
          </table:table-cell>
          <table:table-cell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15" calcext:value-type="float">
            <text:p>15</text:p>
          </table:table-cell>
          <table:table-cell table:style-name="ce15" office:value-type="string" calcext:value-type="string">
            <text:p><text:a xlink:href="https://www.healthline.com/symptom/fatigue" xlink:type="simple">fatigue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health/flu-symptoms" xlink:type="simple">flu-like symptom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dark-urine" xlink:type="simple">dark urine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pale-stools" xlink:type="simple">pale stool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bdominal pai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healthline.com/symptom/anorexia" xlink:type="simple">loss of appetite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unexplained weight lo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yellow skin and eyes, which may be signs of <text:a xlink:href="https://www.healthline.com/health/jaundice-yellow-skin" xlink:type="simple">jaundice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office:value-type="string" calcext:value-type="string">
            <text:p>influenza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aching muscles, especially in your back, arms and leg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ills and sweat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ore throa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ry, persistent cough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weakne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sal conges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 and weakness</text:p>
          </table:table-cell>
          <table:table-cell/>
        </table:table-row>
        <table:table-row table:style-name="ro1">
          <table:table-cell office:value-type="string" calcext:value-type="string">
            <text:p>Tuberculosis</text:p>
          </table:table-cell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Coughing that lasts three or more week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oughing up blood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est pain, or pain with breathing or coug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Unintentional weight los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ight sweat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ill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oss of appetite</text:p>
          </table:table-cell>
          <table:table-cell/>
        </table:table-row>
        <table:table-row table:style-name="ro1">
          <table:table-cell office:value-type="string" calcext:value-type="string">
            <text:p>Malaria</text:p>
          </table:table-cell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ill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Headach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Nausea and vomiting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Sweating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bdominal pain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Cough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Generalised weakness 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Intense muscle pain 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Lower back pain, </text:p>
          </table:table-cell>
          <table:table-cell table:style-name="ce15"/>
        </table:table-row>
        <table:table-row table:style-name="ro1">
          <table:table-cell office:value-type="string" calcext:value-type="string">
            <text:p>Dengue</text:p>
          </table:table-cell>
          <table:table-cell office:value-type="float" office:value="19" calcext:value-type="float">
            <text:p>19</text:p>
          </table:table-cell>
          <table:table-cell table:style-name="ce15" office:value-type="string" calcext:value-type="string">
            <text:p>Sudden, <text:a xlink:href="https://www.webmd.com/first-aid/fevers-causes-symptoms-treatments" xlink:type="simple">high fever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evere <text:a xlink:href="https://www.webmd.com/migraines-headaches/default.htm" xlink:type="simple">headache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Pain behind the <text:a xlink:href="https://www.webmd.com/eye-health/picture-of-the-eyes" xlink:type="simple">eyes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evere joint and <text:a xlink:href="https://www.webmd.com/pain-management/guide/myofascial-pain-syndrome" xlink:type="simple">muscle pain</text:a>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webmd.com/children/ss/nausea-vomiting-remedies-treatment" xlink:type="simple">Nausea</text:a> 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webmd.com/digestive-disorders/digestive-diseases-nausea-vomiting" xlink:type="simple">Vomiting</text:a> 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<text:a xlink:href="https://www.webmd.com/skin-problems-and-treatments/guide/common-rashes" xlink:type="simple">Skin rash</text:a>, which appears two to five days after the onset of 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Mild bleeding (such a nose bleed, <text:a xlink:href="https://www.webmd.com/oral-health/guide/gum-problem-basics-sore-swollen-and-bleeding-gums" xlink:type="simple">bleeding gums</text:a>, or easy bruising)</text:p>
          </table:table-cell>
          <table:table-cell/>
        </table:table-row>
        <table:table-row table:style-name="ro1">
          <table:table-cell office:value-type="string" calcext:value-type="string">
            <text:p>Corona Virus</text:p>
          </table:table-cell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ough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hortness of breath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Chills, sometimes with shaking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Sore throat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oss of smell or tast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Diarrhea</text:p>
          </table:table-cell>
          <table:table-cell/>
        </table:table-row>
        <table:table-row table:style-name="ro1">
          <table:table-cell office:value-type="string" calcext:value-type="string">
            <text:p>conjunctivitis</text:p>
          </table:table-cell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Burning sensation in eyes 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Crusting of eyes 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Redness in eyes</text:p>
          </table:table-cell>
          <table:table-cell/>
        </table:table-row>
        <table:table-row table:style-name="ro1">
          <table:table-cell office:value-type="string" calcext:value-type="string">
            <text:p>eye allergy</text:p>
          </table:table-cell>
          <table:table-cell office:value-type="float" office:value="22" calcext:value-type="float">
            <text:p>22</text:p>
          </table:table-cell>
          <table:table-cell table:style-name="ce15" office:value-type="string" calcext:value-type="string">
            <text:p>Irritation in eyes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Redness in eyes</text:p>
          </table:table-cell>
          <table:table-cell/>
        </table:table-row>
        <table:table-row table:style-name="ro1" table:number-rows-repeated="104839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0:59:50.502768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0T21:01:35.348923691</dc:date>
    <meta:editing-duration>PT18H10M59S</meta:editing-duration>
    <meta:editing-cycles>13</meta:editing-cycles>
    <meta:generator>LibreOffice/6.0.7.3$Linux_X86_64 LibreOffice_project/00m0$Build-3</meta:generator>
    <meta:document-statistic meta:table-count="1" meta:cell-count="226" meta:object-count="0"/>
  </office:meta>
</office:document-meta>
</file>